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fb837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 style:list-style-name="L4"/>
    <style:style style:name="P4" style:family="paragraph" style:parent-style-name="Preformatted_20_Text" style:list-style-name="L4">
      <style:paragraph-properties fo:margin-top="0cm" fo:margin-bottom="0.499cm" style:contextual-spacing="false"/>
    </style:style>
    <style:style style:name="P5" style:family="paragraph" style:parent-style-name="Preformatted_20_Text" style:list-style-name="L4">
      <style:paragraph-properties fo:margin-left="0cm" fo:margin-right="0cm" fo:text-indent="0cm" style:auto-text-indent="false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top="0cm" fo:margin-bottom="0.499cm" style:contextual-spacing="false"/>
    </style:style>
    <style:style style:name="P8" style:family="paragraph" style:parent-style-name="Preformatted_20_Text" style:list-style-name="L12"/>
    <style:style style:name="P9" style:family="paragraph" style:parent-style-name="Preformatted_20_Text" style:list-style-name="L12">
      <style:paragraph-properties fo:margin-top="0cm" fo:margin-bottom="0.499cm" style:contextual-spacing="false"/>
    </style:style>
    <style:style style:name="P10" style:family="paragraph" style:parent-style-name="Preformatted_20_Text" style:list-style-name="L13"/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Text_20_body">
      <style:text-properties fo:font-weight="bold"/>
    </style:style>
    <style:style style:name="P13" style:family="paragraph" style:parent-style-name="Text_20_body" style:list-style-name="L3">
      <style:text-properties fo:font-weight="bold"/>
    </style:style>
    <style:style style:name="P14" style:family="paragraph" style:parent-style-name="Text_20_body" style:list-style-name="L4">
      <style:text-properties fo:font-weight="bold"/>
    </style:style>
    <style:style style:name="P15" style:family="paragraph" style:parent-style-name="Text_20_body" style:list-style-name="L5">
      <style:text-properties fo:font-weight="bold"/>
    </style:style>
    <style:style style:name="P16" style:family="paragraph" style:parent-style-name="Text_20_body" style:list-style-name="L12">
      <style:text-properties fo:font-weight="bold"/>
    </style:style>
    <style:style style:name="P17" style:family="paragraph" style:parent-style-name="Text_20_body" style:list-style-name="L13">
      <style:text-properties fo:font-weight="bold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left="0cm" fo:margin-right="0cm" fo:text-indent="0cm" style:auto-text-indent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left="0cm" fo:margin-right="0cm" fo:text-indent="0cm" style:auto-text-indent="false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left="0cm" fo:margin-right="0cm" fo:text-indent="0cm" style:auto-text-indent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officeooo:rsid="001fb8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El Stack LAMP: </text:h>
      <text:p text:style-name="Text_20_body">Como administrador Linux con dos décadas de experiencia, ya estás familiarizado con la modularidad y la interoperabilidad de los sistemas. El stack LAMP, o su variante con Nginx (LEMP), es un ejemplo paradigmático de cómo diferentes componentes de software de código abierto se combinan para crear una plataforma robusta y escalable para servir aplicaciones web dinámicas.</text:p>
      <text:p text:style-name="Text_20_body"><text:span text:style-name="T1">LAMP</text:span> es un acrónimo que representa un conjunto de tecnologías de software de código abierto que se utilizan comúnmente para construir y ejecutar aplicaciones web. Cada letra representa un componente clave:</text:p>
      <text:list text:style-name="L7">
        <text:list-item>
          <text:p text:style-name="P26"><text:span text:style-name="T1">L (Linux):</text:span> El sistema operativo. Proporciona la base sobre la que se ejecutan los demás componentes. Su estabilidad, seguridad y flexibilidad lo hacen la elección preferida para servidores web.</text:p>
        </text:list-item>
        <text:list-item>
          <text:p text:style-name="P26"><text:span text:style-name="T1">A (Apache):</text:span> El servidor web. Es responsable de recibir las solicitudes HTTP de los navegadores web de los usuarios y de servirles las páginas web. Apache es un servidor muy maduro, configurable y extensible, compatible con una amplia gama de módulos.</text:p>
        </text:list-item>
        <text:list-item>
          <text:p text:style-name="P26"><text:span text:style-name="T1">M (MySQL):</text:span> El sistema de gestión de bases de datos relacionales (RDBMS). Almacena y organiza los datos de la aplicación, como información de usuarios, publicaciones de blogs, productos de comercio electrónico, etc. Su robustez y eficiencia lo han convertido en un estándar de facto.</text:p>
        </text:list-item>
        <text:list-item>
          <text:p text:style-name="P26"><text:span text:style-name="T1">P (PHP):</text:span> El lenguaje de programación de script del lado del servidor. Es el "cerebro" de la aplicación web, encargado de procesar la lógica de negocio, interactuar con la base de datos y generar contenido HTML dinámico que se envía al navegador del usuario.</text:p>
        </text:list-item>
      </text:list>
      <text:p text:style-name="Text_20_body"><text:span text:style-name="T1">LEMP (Linux, Nginx, MySQL/MariaDB, PHP)</text:span> es una alternativa a LAMP donde <text:span text:style-name="T1">Nginx</text:span> reemplaza a Apache como servidor web. Nginx es conocido por su rendimiento superior en el manejo de conexiones concurrentes y su eficiencia como proxy inverso y balanceador de carga, lo que lo hace ideal para sitios web de alto tráfico. Aunque Apache sigue siendo un gigante, Nginx ha ganado terreno rápidamente por su arquitectura asíncrona y no bloqueante.</text:p>
      <text:p text:style-name="Text_20_body">En ambos stacks, la interacción es secuencial: una solicitud llega al servidor web (Apache o Nginx), este la reenvía al intérprete de PHP si es un archivo PHP, PHP procesa la solicitud, consulta o modifica la base de datos (MySQL/MariaDB), genera una respuesta HTML y se la devuelve al servidor web, que finalmente la envía al navegador del usuario.</text:p>
      <text:h text:style-name="Heading_20_2" text:outline-level="2">2. ¿Qué es PHP? </text:h>
      <text:p text:style-name="Text_20_body">PHP (acrónimo recursivo para "PHP: Hypertext Preprocessor") es un lenguaje de programación de script de propósito general, de código abierto y ampliamente utilizado, especialmente adecuado para el desarrollo web. Es un lenguaje del <text:span text:style-name="T1">lado del servidor</text:span>, lo que significa que el código PHP se ejecuta en el servidor web antes de que se envíe cualquier resultado al navegador del usuario.</text:p>
      <text:p text:style-name="Text_20_body">Aquí algunas de sus características clave:</text:p>
      <text:list text:style-name="L8">
        <text:list-item>
          <text:p text:style-name="P27"><text:span text:style-name="T1">Scripting del Lado del Servidor:</text:span> A diferencia de lenguajes del lado del cliente como JavaScript, PHP procesa las solicitudes en el servidor, generando HTML, CSS y JavaScript <text:soft-page-break/>que luego se envían al navegador. Esto permite interacción con bases de datos, sistemas de archivos y otras lógicas de negocio que no serían seguras o posibles en el cliente.</text:p>
        </text:list-item>
        <text:list-item>
          <text:p text:style-name="P27"><text:span text:style-name="T1">Open Source:</text:span> Es un lenguaje de código abierto, lo que significa que es gratuito de usar y modificar, y cuenta con una gran comunidad de desarrolladores que contribuyen a su evolución y soporte.</text:p>
        </text:list-item>
        <text:list-item>
          <text:p text:style-name="P27"><text:span text:style-name="T1">Embeddable en HTML:</text:span> PHP puede incrustarse directamente dentro del código HTML, lo que facilita la creación de contenido dinámico. Los bloques de código PHP se delimitan por etiquetas especiales (<text:span text:style-name="Source_20_Text">&lt;?php ... ?&gt;</text:span>).</text:p>
        </text:list-item>
        <text:list-item>
          <text:p text:style-name="P27"><text:span text:style-name="T1">Orientado a Objetos (desde PHP 5):</text:span> Aunque originalmente era un lenguaje puramente procedural, las versiones modernas de PHP ofrecen un modelo de programación orientada a objetos robusto, permitiendo el desarrollo de aplicaciones más complejas y mantenibles.</text:p>
        </text:list-item>
        <text:list-item>
          <text:p text:style-name="P27"><text:span text:style-name="T1">Independencia de Plataforma:</text:span> PHP puede ejecutarse en una amplia variedad de sistemas operativos (Linux, Windows, macOS, etc.) y servidores web (Apache, Nginx, IIS).</text:p>
        </text:list-item>
        <text:list-item>
          <text:p text:style-name="P27"><text:span text:style-name="T1">Conectividad con Bases de Datos:</text:span> PHP tiene un soporte excelente para una multitud de sistemas de gestión de bases de datos, incluyendo MySQL, PostgreSQL, SQLite, y muchos otros, a través de extensiones y API dedicadas (como PDO).</text:p>
        </text:list-item>
      </text:list>
      <text:p text:style-name="Text_20_body">En resumen, PHP es la columna vertebral de muchas aplicaciones web dinámicas, permitiendo que los sitios web no sean meras páginas estáticas, sino plataformas interactivas que pueden almacenar y recuperar información, autenticar usuarios, procesar formularios, etc.</text:p>
      <text:p text:style-name="Horizontal_20_Line"/>
      <text:h text:style-name="Heading_20_2" text:outline-level="2">3. El Stack LAMP: <text:span text:style-name="T2">de manera más sencilla</text:span></text:h>
      <text:p text:style-name="Text_20_body">Imagina que quieres construir un puesto de limonada muy, muy especial, que puede darte la limonada perfecta para cada persona, incluso si la quieren con más o menos azúcar, o con una rodaja de limón extra.</text:p>
      <text:list text:style-name="L9">
        <text:list-item>
          <text:p text:style-name="P28"><text:span text:style-name="T1">L (Linux - El Terreno donde Construyes):</text:span> Linux es como el <text:span text:style-name="T1">terreno</text:span> donde vas a construir tu puesto de limonada. Es el suelo firme y seguro donde pones todo lo demás. Si el terreno es inestable, ¡tu puesto se caería!</text:p>
        </text:list-item>
        <text:list-item>
          <text:p text:style-name="P28"><text:span text:style-name="T1">A (Apache - El Atendedor de Pedidos):</text:span> Apache es como el <text:span text:style-name="T1">atendedor</text:span> de tu puesto. Él está ahí esperando a que la gente se acerque y le diga "Quiero una limonada". Recibe el pedido y lo anota. Si alguien solo quiere ver cómo se ve el puesto, él se lo muestra.</text:p>
        </text:list-item>
        <text:list-item>
          <text:p text:style-name="P28"><text:span text:style-name="T1">M (MySQL - El Libro de Recetas Mágico):</text:span> MySQL es como el <text:span text:style-name="T1">libro de recetas mágico</text:span> de tu puesto. No solo tiene recetas de limonada, sino que también recuerda a quién le gusta con más azúcar, quién quiere más hielo, y cuántas limonadas has vendido hoy. Cuando el atendedor recibe un pedido especial, consulta este libro para saber cómo hacerla exactamente.</text:p>
        </text:list-item>
        <text:list-item>
          <text:p text:style-name="P28"><text:span text:style-name="T1">P (PHP - El Fabricante de Limonada):</text:span> PHP es como el <text:span text:style-name="T1">cocinero especial</text:span> que hace la limonada. Cuando el atendedor le dice: "¡Necesito una limonada para Juan, le gusta con poco azúcar y mucha rodaja de limón!", el cocinero PHP va al libro de recetas (MySQL), <text:soft-page-break/>busca la información de Juan, y luego prepara la limonada exactamente como a Juan le gusta. Una vez lista, se la entrega al atendedor para que se la dé a Juan.</text:p>
        </text:list-item>
      </text:list>
      <text:p text:style-name="P12">¿Y si cambiamos Apache por Nginx (LEMP)?</text:p>
      <text:p text:style-name="Text_20_body">Si Nginx fuera el atendedor, sería un atendedor súper rápido, que puede tomar muchísimos pedidos a la vez sin perder el ritmo, especialmente si hay una fila muy larga de gente. Es como si tuviera más manos y ojos para atender a todos rapidísimo.</text:p>
      <text:h text:style-name="P1" text:outline-level="2">4. ¿Qué es PHP? <text:span text:style-name="T2">de manera más sencilla</text:span></text:h>
      <text:p text:style-name="Text_20_body">Imagina que estás navegando por Internet y quieres ver la página de tus dibujos animados favoritos.</text:p>
      <text:list text:style-name="L10">
        <text:list-item>
          <text:p text:style-name="P29"><text:span text:style-name="T1">La página web de tus dibujos animados:</text:span> No es una foto fija. ¡Cambia cada día! Hoy muestra el último capítulo, mañana el que sigue, y si inicias sesión, te muestra tus capítulos favoritos primero.</text:p>
        </text:list-item>
        <text:list-item>
          <text:p text:style-name="P29"><text:span text:style-name="T1">PHP es como el "mago" detrás de la página:</text:span> Cuando tú le pides a la página que te muestre los capítulos, PHP es el mago que va detrás del telón.</text:p>
          <text:list>
            <text:list-item>
              <text:p text:style-name="P29">Va a una <text:span text:style-name="T1">biblioteca gigante (MySQL)</text:span> para ver qué capítulos tienes vistos y cuáles son los nuevos.</text:p>
            </text:list-item>
            <text:list-item>
              <text:p text:style-name="P29">Luego, con esa información, <text:span text:style-name="T1">crea el "dibujo" exacto</text:span> de la página solo para ti, con los capítulos que te interesan y las novedades.</text:p>
            </text:list-item>
            <text:list-item>
              <text:p text:style-name="P29">Una vez que el dibujo está listo, <text:span text:style-name="T1">te lo envía</text:span> para que lo veas en tu pantalla.</text:p>
            </text:list-item>
          </text:list>
        </text:list-item>
      </text:list>
      <text:p text:style-name="Text_20_body">Así, PHP es quien hace que la página de tus dibujos animados sea inteligente y te muestre cosas diferentes y personalizadas cada vez que la visitas. ¡No es solo una imagen, es algo que se "hace" para ti en ese momento!</text:p>
      <text:p text:style-name="Horizontal_20_Line"/>
      <text:h text:style-name="Heading_20_2" text:outline-level="2"/>
      <text:h text:style-name="P2" text:outline-level="2">5. Instalación de un Sistema LAMP con Aplicación PHP de Demostración</text:h>
      <text:p text:style-name="Text_20_body">Ahora, manos a la obra. Vamos a configurar un sistema LAMP básico en un entorno Debian/Ubuntu (lo más común en servidores) y luego crearemos una pequeña aplicación PHP para demostrar su funcionamiento.</text:p>
      <text:p text:style-name="P12">Pre-requisitos:</text:p>
      <text:list text:style-name="L11">
        <text:list-item>
          <text:p text:style-name="P30">Acceso a un servidor Linux (preferiblemente Ubuntu/Debian) con privilegios de <text:span text:style-name="Source_20_Text">sudo</text:span>.</text:p>
        </text:list-item>
        <text:list-item>
          <text:p text:style-name="P30">Conexión a internet en el servidor.</text:p>
        </text:list-item>
      </text:list>
      <text:h text:style-name="Heading_20_3" text:outline-level="3">Pasos de Instalación:</text:h>
      <text:list text:style-name="L12">
        <text:list-item>
          <text:p text:style-name="P31"><text:span text:style-name="T1">Actualizar el Sistema:</text:span> Siempre es una buena práctica comenzar actualizando la lista de paquetes y el sistema:</text:p>
          <text:p text:style-name="P32"/>
          <text:p text:style-name="P8"><text:span text:style-name="Source_20_Text">sudo apt update</text:span></text:p>
          <text:p text:style-name="P9"><text:span text:style-name="Source_20_Text">sudo apt upgrade -y</text:span></text:p>
        </text:list-item>
        <text:list-item>
          <text:p text:style-name="P16">Instalar Apache2:</text:p>
          <text:p text:style-name="P32"/>
          <text:p text:style-name="P9"><text:span text:style-name="Source_20_Text">sudo apt install apache2 -y</text:span></text:p>
          <text:p text:style-name="P31">Una vez instalado, Apache se iniciará automáticamente. Puedes verificar su estado:</text:p>
          <text:p text:style-name="P32"/>
          <text:p text:style-name="P9"><text:span text:style-name="Source_20_Text">sudo systemctl status apache2</text:span></text:p>
          <text:p text:style-name="P31">Deberías ver <text:span text:style-name="Source_20_Text">active (running)</text:span>. Si abres un navegador y navegas a la IP de tu servidor, deberías ver la página por defecto de Apache ("Apache2 Ubuntu Default Page").</text:p>
        </text:list-item>
        <text:list-item>
          <text:p text:style-name="P31"><text:span text:style-name="T1">Instalar MySQL (MariaDB):</text:span> MariaDB es una bifurcación de MySQL y es el sistema de gestión de bases de datos por defecto en muchas distribuciones de Linux debido a su naturaleza de código abierto.</text:p>
          <text:p text:style-name="P32"/>
          <text:p text:style-name="P9"><text:span text:style-name="Source_20_Text">sudo apt install mariadb-server -y</text:span></text:p>
          <text:p text:style-name="P31">Asegura tu instalación de MariaDB. Esto configura una contraseña para el usuario root de la base de datos y elimina algunas configuraciones inseguras por defecto:</text:p>
          <text:p text:style-name="P32"/>
          <text:p text:style-name="P9"><text:span text:style-name="Source_20_Text">sudo mysql_secure_installation</text:span></text:p>
          <text:p text:style-name="P31">Sigue las indicaciones. Se te preguntará:</text:p>
          <text:list>
            <text:list-item>
              <text:p text:style-name="P31"><text:soft-page-break/><text:span text:style-name="Source_20_Text">Enter current password for root (enter for none):</text:span> Presiona Enter si es la primera vez.</text:p>
            </text:list-item>
            <text:list-item>
              <text:p text:style-name="P31"><text:span text:style-name="Source_20_Text">Set root password? [Y/n]</text:span> Presiona <text:span text:style-name="Source_20_Text">Y</text:span> y establece una contraseña fuerte.</text:p>
            </text:list-item>
            <text:list-item>
              <text:p text:style-name="P31">Para las siguientes preguntas (<text:span text:style-name="Source_20_Text">Remove anonymous users?</text:span>, <text:span text:style-name="Source_20_Text">Disallow root login remotely?</text:span>, <text:span text:style-name="Source_20_Text">Remove test database and access to it?</text:span>, <text:span text:style-name="Source_20_Text">Reload privilege tables now?</text:span>), presiona <text:span text:style-name="Source_20_Text">Y</text:span> para todas.</text:p>
            </text:list-item>
          </text:list>
        </text:list-item>
        <text:list-item>
          <text:p text:style-name="P31"><text:span text:style-name="T1">Instalar PHP y Módulos Necesarios:</text:span> Instalaremos PHP y el módulo de Apache para PHP (<text:span text:style-name="Source_20_Text">libapache2-mod-php</text:span>), además de la extensión de PHP para MySQL (<text:span text:style-name="Source_20_Text">php-mysql</text:span>) y algunas otras extensiones comunes.</text:p>
          <text:p text:style-name="P32"/>
          <text:p text:style-name="P9"><text:span text:style-name="Source_20_Text">sudo apt install php libapache2-mod-php php-mysql php-cli php-json php-curl php-gd php-mbstring php-xml php-zip -y</text:span></text:p>
          <text:p text:style-name="P31">Después de la instalación, el módulo PHP para Apache debería estar activado automáticamente. Si no lo estuviera, podrías activarlo con:</text:p>
          <text:p text:style-name="P32"/>
          <text:p text:style-name="P8"><text:span text:style-name="Source_20_Text">sudo a2enmod php</text:span></text:p>
          <text:p text:style-name="P9"><text:span text:style-name="Source_20_Text">sudo systemctl restart apache2</text:span></text:p>
        </text:list-item>
      </text:list>
      <text:h text:style-name="Heading_20_3" text:outline-level="3">Creando la Aplicación PHP de Demostración:</text:h>
      <text:p text:style-name="Text_20_body">Vamos a crear un archivo PHP simple que demuestre si PHP está siendo interpretado por Apache.</text:p>
      <text:list text:style-name="L13">
        <text:list-item>
          <text:p text:style-name="P33"><text:span text:style-name="T1">Crear el archivo PHP de prueba:</text:span> El directorio raíz de documentos por defecto para Apache en Ubuntu/Debian es <text:span text:style-name="Source_20_Text">/var/www/html/</text:span>.</text:p>
          <text:p text:style-name="P34"/>
          <text:p text:style-name="P11"><text:span text:style-name="Source_20_Text">sudo nano /var/www/html/info.php</text:span></text:p>
          <text:p text:style-name="P33">Pega el siguiente contenido en el archivo:</text:p>
          <text:p text:style-name="P34"/>
          <text:p text:style-name="P10"><text:span text:style-name="Source_20_Text">&lt;?php</text:span></text:p>
          <text:p text:style-name="P10"><text:span text:style-name="Source_20_Text">echo "&lt;h1&gt;¡Hola desde PHP!&lt;/h1&gt;";</text:span></text:p>
          <text:p text:style-name="P10"><text:span text:style-name="Source_20_Text">echo "&lt;p&gt;Este es un script PHP básico que se está ejecutando.&lt;/p&gt;";</text:span></text:p>
          <text:p text:style-name="P10"/>
          <text:p text:style-name="P10"><text:span text:style-name="Source_20_Text">// Muestra la configuración de PHP</text:span></text:p>
          <text:p text:style-name="P10"><text:span text:style-name="Source_20_Text">phpinfo();</text:span></text:p>
          <text:p text:style-name="P11"><text:span text:style-name="Source_20_Text">?&gt;</text:span></text:p>
          <text:p text:style-name="P33">Guarda y cierra el archivo (Ctrl+O, Enter, Ctrl+X).</text:p>
        </text:list-item>
        <text:list-item>
          <text:p text:style-name="P33"><text:span text:style-name="T1">Probar la Aplicación:</text:span> Abre tu navegador web y navega a: <text:span text:style-name="Source_20_Text">http://TU_DIRECCION_IP/info.php</text:span></text:p>
          <text:p text:style-name="P17">Resultados Esperados:</text:p>
          <text:list>
            <text:list-item>
              <text:p text:style-name="P33"><text:span text:style-name="T1">Si PHP se interpreta correctamente:</text:span> Verás una página que comienza con "¡Hola desde PHP!" y luego una tabla muy extensa con toda la información de <text:soft-page-break/>configuración de PHP (<text:span text:style-name="Source_20_Text">phpinfo()</text:span>). Esto indica que el módulo <text:span text:style-name="Source_20_Text">libapache2-mod-php</text:span> está funcionando y Apache está pasando las solicitudes de archivos <text:span text:style-name="Source_20_Text">.php</text:span> al intérprete de PHP.</text:p>
            </text:list-item>
            <text:list-item>
              <text:p text:style-name="P33"><text:span text:style-name="T1">Si PHP NO se interpreta correctamente (problema):</text:span> Podrías ver el código fuente PHP directamente en tu navegador (el texto <text:span text:style-name="Source_20_Text">&lt;?php echo "&lt;h1&gt;¡Hola desde PHP!&lt;/h1&gt;"; ... ?&gt;</text:span>) o una página en blanco, o incluso una descarga del archivo. Esto significaría que Apache no tiene el módulo PHP activado o configurado para procesar archivos <text:span text:style-name="Source_20_Text">.php</text:span>. En este caso, tendrías que revisar la instalación del módulo <text:span text:style-name="Source_20_Text">libapache2-mod-php</text:span> y asegurarte de que Apache ha sido reiniciado.</text:p>
            </text:list-item>
          </text:list>
        </text:list-item>
        <text:list-item>
          <text:p text:style-name="P33"><text:span text:style-name="T1">Limpieza (Opcional pero Recomendado):</text:span> Una vez que hayas verificado que PHP funciona, es una buena práctica eliminar el archivo <text:span text:style-name="Source_20_Text">info.php</text:span> del servidor, ya que <text:span text:style-name="Source_20_Text">phpinfo()</text:span> revela mucha información sobre la configuración de tu servidor que podría ser útil para atacantes.</text:p>
          <text:p text:style-name="P34"/>
          <text:p text:style-name="P11"><text:span text:style-name="Source_20_Text">sudo rm /var/www/html/info.php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9:17:35.709373741</meta:creation-date>
    <dc:date>2025-07-11T19:34:55.576812425</dc:date>
    <meta:editing-duration>PT17M20S</meta:editing-duration>
    <meta:editing-cycles>2</meta:editing-cycles>
    <meta:generator>LibreOffice/24.2.2.2$Linux_X86_64 LibreOffice_project/d56cc158d8a96260b836f100ef4b4ef25d6f1a01</meta:generator>
    <meta:document-statistic meta:table-count="0" meta:image-count="0" meta:object-count="0" meta:page-count="6" meta:paragraph-count="80" meta:word-count="1837" meta:character-count="11161" meta:non-whitespace-character-count="9435"/>
  </office:meta>
</office:document-meta>
</file>